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A000000F09EA6067A512F17E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5.342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612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0.504cm" fo:min-width="5.34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798cm" svg:height="8.89cm" svg:x="3.828cm" svg:y="1.9cm">
          <draw:image xlink:href="Pictures/10000201000001BA000000F09EA6067A512F17EE.png" xlink:type="simple" xlink:show="embed" xlink:actuate="onLoad" loext:mime-type="image/png">
            <text:p/>
          </draw:image>
        </draw:frame>
        <draw:custom-shape draw:style-name="gr2" draw:text-style-name="P2" draw:layer="layout" svg:width="5.842cm" svg:height="0.508cm" svg:x="4.418cm" svg:y="9.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0.862cm" svg:x="11.418cm" svg:y="9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42cm" svg:height="0.754cm" svg:x="18.418cm" svg:y="9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09T22:00:06.115846631</meta:creation-date>
    <dc:date>2019-10-09T22:03:05.031268245</dc:date>
    <meta:editing-duration>PT3M</meta:editing-duration>
    <meta:editing-cycles>2</meta:editing-cycles>
    <meta:generator>LibreOffice/6.3.2.2$MacOSX_X86_64 LibreOffice_project/98b30e735bda24bc04ab42594c85f7fd8be07b9c</meta:generator>
    <meta:document-statistic meta:object-count="27"/>
  </office:meta>
</office:document-meta>
</file>